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Text_20_body">
      <style:text-properties officeooo:paragraph-rsid="000ecef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0ecefa" style:font-size-asian="18pt" style:font-size-complex="18pt"/>
    </style:style>
    <style:style style:name="T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size="18pt" style:text-underline-style="none" style:font-size-asian="18pt" style:font-size-complex="18pt"/>
    </style:style>
    <style:style style:name="T7" style:family="text">
      <style:text-properties fo:font-size="18pt" style:text-underline-style="none" officeooo:rsid="000ecef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sources<text:span text:style-name="T2"> :-</text:span></text:h>
      <text:p text:style-name="P2"><text:span text:style-name="T3">→ <text:s/>Spreadsheet shortcuts can help you become more efficient with spreadsheets. If you’d like to learn more, you can explore the collection of </text:span><text:a xlink:type="simple" xlink:href="https://support.google.com/docs/answer/181110" office:target-frame-name="_blank" xlink:show="new" text:style-name="Internet_20_link" text:visited-style-name="Visited_20_Internet_20_Link"><text:span text:style-name="T5">Google Sheets shortcuts</text:span></text:a></text:p>
      <text:p text:style-name="P2"><text:span text:style-name="T6"><text:s/></text:span><text:span text:style-name="T7">(link- https://support.google.com/docs/answer/181110)</text:span><text:span text:style-name="T3">, </text:span></text:p>
      <text:p text:style-name="P2"><text:span text:style-name="T3">or visit the </text:span><text:a xlink:type="simple" xlink:href="https://support.microsoft.com/en-us/office/keyboard-shortcuts-in-excel-1798d9d5-842a-42b8-9c99-9b7213f0040f" office:target-frame-name="_blank" xlink:show="new" text:style-name="Internet_20_link" text:visited-style-name="Visited_20_Internet_20_Link"><text:span text:style-name="T5">Microsoft Excel shortcuts</text:span></text:a><text:span text:style-name="T3"> </text:span></text:p>
      <text:p text:style-name="P2"><text:span text:style-name="T3"><text:s/></text:span><text:span text:style-name="T4">(link- </text:span><text:a xlink:type="simple" xlink:href="https://support.microsoft.com/en-us/office/keyboard-shortcuts-in-excel-1798d9d5-842a-42b8-9c99-9b7213f0040f" text:style-name="Internet_20_link" text:visited-style-name="Visited_20_Internet_20_Link"><text:span text:style-name="T4">https://support.microsoft.com/en-us/office/keyboard-shortcuts-in-excel-1798d9d5-842a-42b8-9c99-9b7213f0040f</text:span></text:a><text:span text:style-name="T4">)</text:span></text:p>
      <text:p text:style-name="P2"><text:span text:style-name="T3">page if you are using Excel. Both of these resources contain a list of spreadsheet shortcuts you can save and reference as you work more with spreadsheets on your own.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09:30:26.007531926</meta:creation-date>
    <dc:date>2023-03-07T09:34:59.138448395</dc:date>
    <meta:editing-duration>PT4M36S</meta:editing-duration>
    <meta:editing-cycles>1</meta:editing-cycles>
    <meta:document-statistic meta:table-count="0" meta:image-count="0" meta:object-count="0" meta:page-count="1" meta:paragraph-count="7" meta:word-count="68" meta:character-count="556" meta:non-whitespace-character-count="488"/>
    <meta:generator>LibreOffice/7.3.7.2$Linux_X86_64 LibreOffice_project/30$Build-2</meta:generator>
  </office:meta>
</office:document-meta>
</file>